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Standard_20__28_user_29_">
      <style:text-properties officeooo:rsid="00455a45" officeooo:paragraph-rsid="00455a45"/>
    </style:style>
    <style:style style:name="P35" style:family="paragraph" style:parent-style-name="Heading_20_1" style:master-page-name="Standard">
      <style:paragraph-properties fo:margin-top="0.847cm" fo:margin-bottom="0cm" loext:contextual-spacing="false" style:page-number="auto"/>
    </style:style>
    <style:style style:name="P36" style:family="paragraph" style:parent-style-name="List_20_Paragraph" style:list-style-name="WWNum1"/>
    <style:style style:name="P37" style:family="paragraph" style:parent-style-name="List_20_Paragraph" style:list-style-name="WWNum3"/>
    <style:style style:name="P38" style:family="paragraph" style:parent-style-name="List_20_Paragraph" style:list-style-name="WWNum4"/>
    <style:style style:name="P39"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style:style style:name="T23" style:family="text">
      <style:text-properties officeooo:rsid="00484d11"/>
    </style:style>
    <style:style style:name="T24" style:family="text">
      <style:text-properties officeooo:rsid="004964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Assignments on variables expressions and statements</text:h>
      <text:list xml:id="list2808579700" text:style-name="WWNum1">
        <text:list-item>
          <text:p text:style-name="P3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20"><text:s text:c="5"/>2.take temperature from the user and convert foreign heat -&gt; Celsius.</text:p>
      <text:p text:style-name="P20"><text:s text:c="5"/>3.take temperature from the user and convert Celsius → foreign heat.</text:p>
      <text:p text:style-name="P20"><text:s text:c="4"/>4.take four number from the user <text:span text:style-name="T23">(variables name it as x1,x2,x3,x4)</text:span></text:p>
      <text:p text:style-name="List_20_Paragraph"><text:s/>Do the below operations</text:p>
      <text:p text:style-name="List_20_Paragraph"><text:s/>(<text:span text:style-name="T23">x1</text:span>+<text:span text:style-name="T23">x2</text:span>)**2, (<text:span text:style-name="T23">x3</text:span>+<text:span text:style-name="T23">x4</text:span>)**3</text:p>
      <text:p text:style-name="List_20_Paragraph">variance</text:p>
      <text:p text:style-name="List_20_Paragraph">standard deviation: sqrt(variance): <text:s/>User math module. Math.sqrt(variance)</text:p>
      <text:p text:style-name="List_20_Paragraph">Regression</text:p>
      <text:p text:style-name="List_20_Paragraph"><text:tab/>y=mx+<text:span text:style-name="T23">b</text:span></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20"><text:s text:c="3"/>5.Take the distance in km</text:p>
      <text:p text:style-name="Standard_20__28_user_29_"><text:s text:c="4"/><text:tab/>Show that in cm, meters, in milli meters, cents, feets, <text:span text:style-name="T24">yards</text:span></text:p>
      <text:p text:style-name="P20"><text:s text:c="3"/>6.Take the size of your hard disk in GB</text:p>
      <text:p text:style-name="Standard_20__28_user_29_"><text:s text:c="5"/><text:tab/>Show that in MB, KB, TB, PB</text:p>
      <text:p text:style-name="Standard_20__28_user_29_"><text:s text:c="3"/>7. <text:s/>Take name, age, height from the user and print like below</text:p>
      <text:p text:style-name="Standard_20__28_user_29_">The details of the person: Name:name of the person, Age:age of the person, Height:height of the person</text:p>
      <text:p text:style-name="Standard_20__28_user_29_"><text:soft-page-break/>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17.code to perform mathematical operations. take two numbers from the user and show the below menu</text:p>
      <text:p text:style-name="List_20_Paragraph"><text:soft-page-break/><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 text:c="4"/><text:tab/>2. Voting system: 18 for men and women</text:p>
      <text:p text:style-name="P2"><text:soft-page-break/><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o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ext:soft-page-break/>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oft-page-break/><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4057382336" text:style-name="WWNum2">
        <text:list-item>
          <text:p text:style-name="P3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P34">SAMPLE PROJECT:</text:p>
      <text:p text:style-name="P34">"""</text:p>
      <text:p text:style-name="P34">Console based APP</text:p>
      <text:p text:style-name="P34">1:login</text:p>
      <text:p text:style-name="P34"><text:soft-page-break/>2:register</text:p>
      <text:p text:style-name="P34">Enter an option:</text:p>
      <text:p text:style-name="P34">1--&gt; username:</text:p>
      <text:p text:style-name="P34"><text:s text:c="5"/>password:</text:p>
      <text:p text:style-name="P34"><text:s text:c="5"/>if the username and password is there in your db then show operation menu:</text:p>
      <text:p text:style-name="P34"><text:s text:c="12"/>1:know your details</text:p>
      <text:p text:style-name="P34"><text:s text:c="12"/>2:drive date</text:p>
      <text:p text:style-name="P34"><text:s text:c="8"/>if he is a hr manager:</text:p>
      <text:p text:style-name="P34"><text:s text:c="12"/>1: aspirants group details by city</text:p>
      <text:p text:style-name="P34"><text:s text:c="12"/>2: Toatal aspirant count</text:p>
      <text:p text:style-name="P34"><text:s text:c="12"/>3: drive date</text:p>
      <text:p text:style-name="P34"><text:s text:c="12"/>4: update the drive date</text:p>
      <text:p text:style-name="P34">2---&gt;</text:p>
      <text:p text:style-name="P34"><text:s text:c="4"/>username:</text:p>
      <text:p text:style-name="P34"><text:s text:c="4"/>password:</text:p>
      <text:p text:style-name="P34"><text:s text:c="4"/>email:</text:p>
      <text:p text:style-name="P34"><text:s text:c="4"/>phone:</text:p>
      <text:p text:style-name="P34"><text:s text:c="4"/>higher education:</text:p>
      <text:p text:style-name="P34"><text:s text:c="4"/>city</text:p>
      <text:p text:style-name="P34">"""</text:p>
      <text:p text:style-name="Standard_20__28_user_29_"><text:s/></text:p>
      <text:h text:style-name="Heading_20_1" text:outline-level="1"><text:s text:c="5"/>OOPS</text:h>
      <text:p text:style-name="Standard_20__28_user_29_"><text:s text:c="5"/></text:p>
      <text:p text:style-name="List_20_Paragraph"><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text:soft-page-break/>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text:soft-page-break/>RANDOM ASSIGNMENTS</text:h>
      <text:p text:style-name="List_20_Paragraph"><text:s/>Remove duplicates elements of the list withoud using built in keywords and temporary list.</text:p>
      <text:list xml:id="list1479254055" text:style-name="WWNum3">
        <text:list-item>
          <text:p text:style-name="P3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oft-page-break/><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308801130" text:style-name="WWNum4">
        <text:list-item>
          <text:p text:style-name="P38">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oft-page-break/><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33">MODULES:</text:p>
      <text:p text:style-name="Standard_20__28_user_29_"><text:soft-page-break/>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soft-page-break/><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9-12T07:55:44.159887552</dc:date>
    <meta:editing-cycles>29</meta:editing-cycles>
    <meta:editing-duration>P5DT2H13M40S</meta:editing-duration>
    <meta:generator>LibreOffice/6.2.6.2$Linux_X86_64 LibreOffice_project/20$Build-2</meta:generator>
    <meta:document-statistic meta:table-count="0" meta:image-count="0" meta:object-count="0" meta:page-count="21" meta:paragraph-count="429" meta:word-count="4041" meta:character-count="24859" meta:non-whitespace-character-count="203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